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e484" style:font-weight-asian="bold" style:font-weight-complex="bold"/>
    </style:style>
    <style:style style:name="P2" style:family="paragraph" style:parent-style-name="Standard" style:list-style-name="L1">
      <style:text-properties fo:font-weight="bold" officeooo:paragraph-rsid="0014e484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16c25e" style:font-weight-asian="bold" style:font-weight-complex="bold"/>
    </style:style>
    <style:style style:name="P4" style:family="paragraph" style:parent-style-name="Standard" style:list-style-name="L1">
      <style:text-properties fo:font-weight="bold" officeooo:paragraph-rsid="0017dbd1" style:font-weight-asian="bold" style:font-weight-complex="bold"/>
    </style:style>
    <style:style style:name="P5" style:family="paragraph" style:parent-style-name="Standard" style:list-style-name="L1">
      <style:text-properties fo:font-weight="bold" officeooo:paragraph-rsid="00028a78" style:font-weight-asian="bold" style:font-weight-complex="bold"/>
    </style:style>
    <style:style style:name="P6" style:family="paragraph" style:parent-style-name="Standard">
      <style:text-properties fo:font-weight="bold" officeooo:rsid="0014e484" style:font-weight-asian="bold" style:font-weight-complex="bold"/>
    </style:style>
    <style:style style:name="T1" style:family="text">
      <style:text-properties officeooo:rsid="0017dbd1"/>
    </style:style>
    <style:style style:name="T2" style:family="text">
      <style:text-properties fo:font-weight="normal" officeooo:rsid="0017dbd1" style:font-weight-asian="normal" style:font-weight-complex="normal"/>
    </style:style>
    <style:style style:name="T3" style:family="text">
      <style:text-properties fo:font-weight="normal" officeooo:rsid="0016c25e" style:font-weight-asian="normal" style:font-weight-complex="normal"/>
    </style:style>
    <style:style style:name="T4" style:family="text">
      <style:text-properties fo:font-weight="normal" officeooo:rsid="00028a78" style:font-weight-asian="normal" style:font-weight-complex="normal"/>
    </style:style>
    <style:style style:name="T5" style:family="text">
      <style:text-properties officeooo:rsid="00166c29"/>
    </style:style>
    <style:style style:name="T6" style:family="text">
      <style:text-properties officeooo:rsid="0016c25e"/>
    </style:style>
    <style:style style:name="T7" style:family="text">
      <style:text-properties officeooo:rsid="00028a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22163871" text:style-name="L1">
        <text:list-item>
          <text:p text:style-name="P2"><text:span text:style-name="T7">Rinunciare alla candidatura d'iscrizione</text:span><text:span text:style-name="T5">: </text:span><text:span text:style-name="T3">il sistema permette </text:span><text:span text:style-name="T4">all'utente, in fase di attesa del bando, di rinunciare alla candidatura effettuata. L'operazione può essere fatta da un genitore.</text:span></text:p>
        </text:list-item>
        <text:list-item>
          <text:p text:style-name="P5"><text:span text:style-name="T7">Rinunciare all'idoneità d'iscrizione</text:span><text:span text:style-name="T6">: </text:span><text:span text:style-name="T3">il sistema permette </text:span><text:span text:style-name="T4">all'utente, dopo l'uscita del primo bando, di rinunciare all'idoneità. L'operazione può essere fatta da un genitore.</text:span></text:p>
        </text:list-item>
        <text:list-item>
          <text:p text:style-name="P5"><text:span text:style-name="T7">Ritiro scolastico</text:span><text:span text:style-name="T6">: </text:span><text:span text:style-name="T3">il sistema permette </text:span><text:span text:style-name="T4">all'utente, ormai iscritto e frequentante, di rinunciare all'iscrizione. L'operazione può essere fatta da un genitore.</text:span></text:p>
        </text:list-item>
        <text:list-item>
          <text:p text:style-name="P3"><text:span text:style-name="T7">Visualizzare idonei</text:span><text:span text:style-name="T6">: </text:span><text:span text:style-name="T4">il sistema permette di visualizzare, dopo la pubblicazione del bando, tutti gli iscritti che, grazie al loro punteggio, sono risultati idonei a frequentare l'asilo. L'operazione può essere fatta dall'amministratore.</text:span></text:p>
        </text:list-item>
        <text:list-item>
          <text:p text:style-name="P5"><text:span text:style-name="T7">Visualizzare non idonei:</text:span><text:span text:style-name="T1"> </text:span><text:span text:style-name="T4">il sistema permette di visualizzare, dopo la pubblicazione del bando, tutti gli iscritti che, a causa del loro punteggio, sono risultati non idonei. L'operazione può essere fatta dall'amministratore.</text:span></text:p>
        </text:list-item>
        <text:list-item>
          <text:p text:style-name="P4"><text:span text:style-name="T7">Visualizzare iscritti all'ultimo anno</text:span><text:span text:style-name="T1">: </text:span><text:span text:style-name="T2">il sistema permette </text:span><text:span text:style-name="T4">di visualizzare tutti gli iscritti che si trovano a frequentare il loro ultimo anno scolastico. L'operazione può essere fatta dall'amministratore.</text:span></text:p>
          <text:p text:style-name="P5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02:03:18.54</meta:creation-date>
    <dc:date>2012-10-23T02:11:07.82</dc:date>
    <meta:editing-duration>P0D</meta:editing-duration>
    <meta:editing-cycles>1</meta:editing-cycles>
    <meta:document-statistic meta:table-count="0" meta:image-count="0" meta:object-count="0" meta:page-count="1" meta:paragraph-count="6" meta:word-count="163" meta:character-count="1193" meta:non-whitespace-character-count="1042"/>
    <meta:generator>LibreOffice/3.6$Windows_x86 LibreOffice_project/da8c1e6-fd468f4-454e206-f42a4a9-143cfd</meta:generator>
  </office:meta>
</office:document-meta>
</file>